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rdFieldSourc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FieldSource.strVal( i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FieldSource.equals( Object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rdFieldSource.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FieldSource.OrdFieldSource( String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FieldSource.floatVal( i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FieldSource.getInner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FieldSource.toString( i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FieldSource.getValues( Index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